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Bahnschrift" fo:font-size="12pt" style:text-underline-style="none" fo:font-weight="normal" style:font-name-asian="Lucida Console" style:font-size-asian="12pt" style:font-weight-asian="normal" style:font-name-complex="Lucida Console" style:font-size-complex="12pt" style:font-weight-complex="normal"/>
    </style:style>
    <style:style style:name="P2" style:family="paragraph" style:parent-style-name="Standard">
      <style:text-properties style:font-name="Bahnschrift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Bahnschrift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Bahnschrift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Bahnschrift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Bahnschrift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Bahnschrift" fo:font-size="18pt" style:text-underline-style="none" fo:font-weight="normal" style:font-size-asian="18pt" style:font-weight-asian="normal" style:font-size-complex="18pt" style:font-weight-complex="normal"/>
    </style:style>
    <style:style style:name="P8" style:family="paragraph" style:parent-style-name="Standard">
      <style:text-properties style:text-line-through-style="solid" style:font-name="Bahnschrift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Bahnschrift" fo:font-size="12pt" style:font-size-asian="12pt" style:font-size-complex="12pt"/>
    </style:style>
    <style:style style:name="P10" style:family="paragraph" style:parent-style-name="Standard">
      <style:text-properties style:use-window-font-color="true" style:font-name="Bahnschrift" fo:font-size="12pt" fo:font-weight="normal" style:font-name-asian="Lucida Console" style:font-size-asian="12pt" style:font-weight-asian="normal" style:font-name-complex="Lucida Console" style:font-size-complex="12pt" style:font-weight-complex="normal"/>
    </style:style>
    <style:style style:name="P11" style:family="paragraph" style:parent-style-name="Standard" style:list-style-name="L1">
      <style:text-properties style:font-name="Bahnschrift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use-window-font-color="true" style:font-name-asian="Lucida Console" style:font-name-complex="Lucida Console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all Symfony:</text:p>
      <text:p text:style-name="P7"/>
      <text:p text:style-name="P5"><text:span text:style-name="T2">1- </text:span><text:span text:style-name="T1">composer create-project symfony/website-skeleton:"5.2.x@dev" my-app</text:span></text:p>
      <text:p text:style-name="P10"><text:s/>ou symfony new NameApp –full -version=5.1</text:p>
      <text:p text:style-name="P10"/>
      <text:p text:style-name="P10">2- utiliser routes/annotations: composer require annotations </text:p>
      <text:p text:style-name="P1"/>
      <text:p text:style-name="P8">3- décommenter routes.yaml pr page accueil</text:p>
      <text:p text:style-name="P4"/>
      <text:p text:style-name="P2">4- php bin/console make:Controller OneController</text:p>
      <text:p text:style-name="P2"/>
      <text:p text:style-name="P2">5- pr front : composer require symfony/webpack-encore-bundle</text:p>
      <text:p text:style-name="P2"/>
      <text:p text:style-name="P2">6_ symfony console make:entity</text:p>
      <text:p text:style-name="P2"/>
      <text:p text:style-name="P2"/>
      <text:list xml:id="list3756045075449932055" text:style-name="L1">
        <text:list-item>
          <text:p text:style-name="P11">php bin/console doctrine:database:create</text:p>
        </text:list-item>
        <text:list-item>
          <text:p text:style-name="P11">.env : DATABASE_URL="mysql://root:@127.0.0.1:3306/eedsi_app?serverVersion=5.7"</text:p>
        </text:list-item>
        <text:list-item>
          <text:p text:style-name="P11">php bin/console make:migration</text:p>
        </text:list-item>
        <text:list-item>
          <text:p text:style-name="P11">php bin/console doctrine:migrations:migrate</text:p>
        </text:list-item>
      </text:list>
      <text:p text:style-name="P2"/>
      <text:p text:style-name="P2"/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>CMD utiles</text:p>
          </table:table-cell>
        </table:table-row>
        <table:table-row>
          <table:table-cell table:style-name="Tableau1.A2" office:value-type="string">
            <text:p text:style-name="P3">php bin/console debug:router </text:p>
            <text:p text:style-name="P3">symfony server:start -d</text:p>
            <text:p text:style-name="P3">symfony open:local + <text:a xlink:type="simple" xlink:href="https://symfony.com/doc/current/setup/symfony_server.html" text:style-name="Internet_20_link" text:visited-style-name="Visited_20_Internet_20_Link">https://symfony.com/doc/current/setup/symfony_server.html</text:a></text:p>
            <text:p text:style-name="P3">symfony composer req profiler –dev (Symfony profiler)</text:p>
            <text:p text:style-name="P3">symfony server:log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4M50S</meta:editing-duration>
    <meta:editing-cycles>32</meta:editing-cycles>
    <meta:generator>OpenOffice/4.1.5$Win32 OpenOffice.org_project/415m1$Build-9789</meta:generator>
    <dc:date>2020-12-04T15:23:15.88</dc:date>
    <dc:creator>Nicolas Senentz</dc:creator>
    <meta:document-statistic meta:table-count="1" meta:image-count="0" meta:object-count="0" meta:page-count="1" meta:paragraph-count="18" meta:word-count="78" meta:character-count="780"/>
    <meta:user-defined meta:name="Info 1"/>
    <meta:user-defined meta:name="Info 2"/>
    <meta:user-defined meta:name="Info 3"/>
    <meta:user-defined meta:name="Info 4"/>
  </office:meta>
</office:document-meta>
</file>